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9261" officeooo:paragraph-rsid="00139261" style:font-weight-asian="bold" style:font-weight-complex="bold"/>
    </style:style>
    <style:style style:name="P2" style:family="paragraph" style:parent-style-name="Standard">
      <style:text-properties fo:font-weight="bold" officeooo:rsid="00139261" officeooo:paragraph-rsid="001d7366" style:font-weight-asian="bold" style:font-weight-complex="bold"/>
    </style:style>
    <style:style style:name="P3" style:family="paragraph" style:parent-style-name="Standard">
      <style:text-properties fo:font-weight="bold" officeooo:rsid="00139261" officeooo:paragraph-rsid="001df780" style:font-weight-asian="bold" style:font-weight-complex="bold"/>
    </style:style>
    <style:style style:name="P4" style:family="paragraph" style:parent-style-name="Standard">
      <style:text-properties fo:font-weight="bold" officeooo:rsid="00205087" officeooo:paragraph-rsid="00205087" style:font-weight-asian="bold" style:font-weight-complex="bold"/>
    </style:style>
    <style:style style:name="P5" style:family="paragraph" style:parent-style-name="Standard">
      <style:text-properties fo:font-weight="bold" officeooo:rsid="0021a5b9" officeooo:paragraph-rsid="0021a5b9" style:font-weight-asian="bold" style:font-weight-complex="bold"/>
    </style:style>
    <style:style style:name="P6" style:family="paragraph" style:parent-style-name="Standard">
      <style:text-properties fo:font-weight="bold" officeooo:rsid="002321e0" officeooo:paragraph-rsid="002321e0" style:font-weight-asian="bold" style:font-weight-complex="bold"/>
    </style:style>
    <style:style style:name="P7" style:family="paragraph" style:parent-style-name="Standard">
      <style:text-properties fo:font-weight="bold" officeooo:rsid="003244eb" officeooo:paragraph-rsid="003244eb" style:font-weight-asian="bold" style:font-weight-complex="bold"/>
    </style:style>
    <style:style style:name="P8" style:family="paragraph" style:parent-style-name="Standard">
      <style:text-properties fo:font-weight="bold" officeooo:rsid="003b3cd4" officeooo:paragraph-rsid="003b3cd4" style:font-weight-asian="bold" style:font-weight-complex="bold"/>
    </style:style>
    <style:style style:name="P9" style:family="paragraph" style:parent-style-name="Standard">
      <style:text-properties fo:font-weight="bold" officeooo:rsid="003e48fe" officeooo:paragraph-rsid="003e48fe" style:font-weight-asian="bold" style:font-weight-complex="bold"/>
    </style:style>
    <style:style style:name="P10" style:family="paragraph" style:parent-style-name="Standard">
      <style:text-properties fo:font-weight="bold" officeooo:rsid="0040479a" officeooo:paragraph-rsid="0040479a" style:font-weight-asian="bold" style:font-weight-complex="bold"/>
    </style:style>
    <style:style style:name="P11" style:family="paragraph" style:parent-style-name="Standard">
      <style:text-properties fo:font-weight="bold" officeooo:rsid="004b4b82" officeooo:paragraph-rsid="004b4b82" style:font-weight-asian="bold" style:font-weight-complex="bold"/>
    </style:style>
    <style:style style:name="P12" style:family="paragraph" style:parent-style-name="Standard">
      <style:text-properties fo:font-weight="normal" officeooo:rsid="00139261" officeooo:paragraph-rsid="00139261" style:font-weight-asian="normal" style:font-weight-complex="normal"/>
    </style:style>
    <style:style style:name="P13" style:family="paragraph" style:parent-style-name="Standard">
      <style:text-properties fo:font-weight="normal" officeooo:rsid="00139261" officeooo:paragraph-rsid="001d7366" style:font-weight-asian="normal" style:font-weight-complex="normal"/>
    </style:style>
    <style:style style:name="P14" style:family="paragraph" style:parent-style-name="Standard">
      <style:text-properties fo:font-weight="normal" officeooo:rsid="00139261" officeooo:paragraph-rsid="001df780" style:font-weight-asian="normal" style:font-weight-complex="normal"/>
    </style:style>
    <style:style style:name="P15" style:family="paragraph" style:parent-style-name="Standard">
      <style:text-properties fo:font-weight="normal" officeooo:rsid="00139261" officeooo:paragraph-rsid="0029e530" style:font-weight-asian="normal" style:font-weight-complex="normal"/>
    </style:style>
    <style:style style:name="P16" style:family="paragraph" style:parent-style-name="Standard">
      <style:text-properties fo:font-weight="normal" officeooo:rsid="00139261" officeooo:paragraph-rsid="0037bc4b" style:font-weight-asian="normal" style:font-weight-complex="normal"/>
    </style:style>
    <style:style style:name="P17" style:family="paragraph" style:parent-style-name="Standard">
      <style:text-properties fo:font-weight="normal" officeooo:rsid="001503f9" officeooo:paragraph-rsid="001503f9" style:font-weight-asian="normal" style:font-weight-complex="normal"/>
    </style:style>
    <style:style style:name="P18" style:family="paragraph" style:parent-style-name="Standard">
      <style:text-properties fo:font-weight="normal" officeooo:rsid="00205087" officeooo:paragraph-rsid="00205087" style:font-weight-asian="normal" style:font-weight-complex="normal"/>
    </style:style>
    <style:style style:name="P19" style:family="paragraph" style:parent-style-name="Standard">
      <style:text-properties fo:font-weight="normal" officeooo:rsid="00205087" officeooo:paragraph-rsid="003b0c19" style:font-weight-asian="normal" style:font-weight-complex="normal"/>
    </style:style>
    <style:style style:name="P20" style:family="paragraph" style:parent-style-name="Standard">
      <style:text-properties fo:font-weight="normal" officeooo:rsid="0022c504" officeooo:paragraph-rsid="0022c504" style:font-weight-asian="normal" style:font-weight-complex="normal"/>
    </style:style>
    <style:style style:name="P21" style:family="paragraph" style:parent-style-name="Standard">
      <style:text-properties fo:font-weight="normal" officeooo:rsid="002321e0" officeooo:paragraph-rsid="002321e0" style:font-weight-asian="normal" style:font-weight-complex="normal"/>
    </style:style>
    <style:style style:name="P22" style:family="paragraph" style:parent-style-name="Standard">
      <style:text-properties fo:font-weight="normal" officeooo:rsid="002321e0" officeooo:paragraph-rsid="0024c76e" style:font-weight-asian="normal" style:font-weight-complex="normal"/>
    </style:style>
    <style:style style:name="P23" style:family="paragraph" style:parent-style-name="Standard">
      <style:text-properties fo:font-weight="normal" officeooo:rsid="00337ee5" officeooo:paragraph-rsid="00337ee5" style:font-weight-asian="normal" style:font-weight-complex="normal"/>
    </style:style>
    <style:style style:name="P24" style:family="paragraph" style:parent-style-name="Standard">
      <style:text-properties fo:font-weight="normal" officeooo:rsid="003b3cd4" officeooo:paragraph-rsid="003b3cd4" style:font-weight-asian="normal" style:font-weight-complex="normal"/>
    </style:style>
    <style:style style:name="P25" style:family="paragraph" style:parent-style-name="Standard">
      <style:text-properties fo:font-weight="normal" officeooo:rsid="003b55be" officeooo:paragraph-rsid="003b55be" style:font-weight-asian="normal" style:font-weight-complex="normal"/>
    </style:style>
    <style:style style:name="P26" style:family="paragraph" style:parent-style-name="Standard">
      <style:text-properties fo:font-weight="normal" officeooo:rsid="003e48fe" officeooo:paragraph-rsid="003e48fe" style:font-weight-asian="normal" style:font-weight-complex="normal"/>
    </style:style>
    <style:style style:name="P27" style:family="paragraph" style:parent-style-name="Standard">
      <style:text-properties fo:font-weight="normal" officeooo:rsid="0040479a" officeooo:paragraph-rsid="0040479a" style:font-weight-asian="normal" style:font-weight-complex="normal"/>
    </style:style>
    <style:style style:name="P28" style:family="paragraph" style:parent-style-name="Standard">
      <style:text-properties fo:font-weight="normal" officeooo:rsid="0043fe0b" officeooo:paragraph-rsid="0043fe0b" style:font-weight-asian="normal" style:font-weight-complex="normal"/>
    </style:style>
    <style:style style:name="P29" style:family="paragraph" style:parent-style-name="Standard">
      <style:text-properties fo:font-weight="normal" officeooo:rsid="004b4b82" officeooo:paragraph-rsid="004b4b82" style:font-weight-asian="normal" style:font-weight-complex="normal"/>
    </style:style>
    <style:style style:name="P30" style:family="paragraph" style:parent-style-name="Standard">
      <style:paragraph-properties style:line-height-at-least="0.402cm"/>
      <style:text-properties fo:color="#d4d4d4" style:font-name="Consolas" fo:font-size="8.39999961853027pt" fo:font-weight="normal" fo:background-color="#1e1e1e"/>
    </style:style>
    <style:style style:name="P31" style:family="paragraph" style:parent-style-name="Standard">
      <style:paragraph-properties style:line-height-at-least="0.402cm"/>
      <style:text-properties fo:color="#d4d4d4" fo:background-color="#1e1e1e"/>
    </style:style>
    <style:style style:name="P32" style:family="paragraph" style:parent-style-name="Standard">
      <style:text-properties fo:color="#d4d4d4" officeooo:paragraph-rsid="004b4b82" fo:background-color="#1e1e1e"/>
    </style:style>
    <style:style style:name="P33" style:family="paragraph" style:parent-style-name="Standard">
      <style:paragraph-properties style:line-height-at-least="0.402cm"/>
    </style:style>
    <style:style style:name="T1" style:family="text">
      <style:text-properties officeooo:rsid="00139261"/>
    </style:style>
    <style:style style:name="T2" style:family="text">
      <style:text-properties officeooo:rsid="0014777d"/>
    </style:style>
    <style:style style:name="T3" style:family="text">
      <style:text-properties officeooo:rsid="0016ae94"/>
    </style:style>
    <style:style style:name="T4" style:family="text">
      <style:text-properties officeooo:rsid="0018f6ee"/>
    </style:style>
    <style:style style:name="T5" style:family="text">
      <style:text-properties officeooo:rsid="001c4d08"/>
    </style:style>
    <style:style style:name="T6" style:family="text">
      <style:text-properties officeooo:rsid="001d7366"/>
    </style:style>
    <style:style style:name="T7" style:family="text">
      <style:text-properties officeooo:rsid="001df780"/>
    </style:style>
    <style:style style:name="T8" style:family="text">
      <style:text-properties officeooo:rsid="001fe035"/>
    </style:style>
    <style:style style:name="T9" style:family="text">
      <style:text-properties officeooo:rsid="00205087"/>
    </style:style>
    <style:style style:name="T10" style:family="text">
      <style:text-properties officeooo:rsid="00210f59"/>
    </style:style>
    <style:style style:name="T11" style:family="text">
      <style:text-properties officeooo:rsid="0022c504"/>
    </style:style>
    <style:style style:name="T12" style:family="text">
      <style:text-properties officeooo:rsid="0024c76e"/>
    </style:style>
    <style:style style:name="T13" style:family="text">
      <style:text-properties officeooo:rsid="00276642"/>
    </style:style>
    <style:style style:name="T14" style:family="text">
      <style:text-properties officeooo:rsid="0027d4d9"/>
    </style:style>
    <style:style style:name="T15" style:family="text">
      <style:text-properties officeooo:rsid="00285edd"/>
    </style:style>
    <style:style style:name="T16" style:family="text">
      <style:text-properties officeooo:rsid="002cf05e"/>
    </style:style>
    <style:style style:name="T17" style:family="text">
      <style:text-properties officeooo:rsid="00316e71"/>
    </style:style>
    <style:style style:name="T18" style:family="text">
      <style:text-properties officeooo:rsid="003244eb"/>
    </style:style>
    <style:style style:name="T19" style:family="text">
      <style:text-properties officeooo:rsid="00329c09"/>
    </style:style>
    <style:style style:name="T20" style:family="text">
      <style:text-properties officeooo:rsid="003619d7"/>
    </style:style>
    <style:style style:name="T21" style:family="text">
      <style:text-properties officeooo:rsid="00390c32"/>
    </style:style>
    <style:style style:name="T22" style:family="text">
      <style:text-properties officeooo:rsid="003b0c19"/>
    </style:style>
    <style:style style:name="T23" style:family="text">
      <style:text-properties officeooo:rsid="003b6ade"/>
    </style:style>
    <style:style style:name="T24" style:family="text">
      <style:text-properties officeooo:rsid="00421f34"/>
    </style:style>
    <style:style style:name="T25" style:family="text">
      <style:text-properties officeooo:rsid="00449758"/>
    </style:style>
    <style:style style:name="T26" style:family="text">
      <style:text-properties fo:color="#d7ba7d" style:font-name="Consolas" fo:font-size="8.39999961853027pt" fo:font-weight="normal"/>
    </style:style>
    <style:style style:name="T27" style:family="text">
      <style:text-properties fo:color="#d7ba7d" style:font-name="Consolas" fo:font-size="8.39999961853027pt" fo:font-weight="normal" officeooo:rsid="004b4b82" style:font-weight-asian="normal" style:font-weight-complex="normal"/>
    </style:style>
    <style:style style:name="T28" style:family="text">
      <style:text-properties fo:color="#ce9178" style:font-name="Consolas" fo:font-size="8.39999961853027pt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stok:</text:p>
      <text:p text:style-name="P1"/>
      <text:p text:style-name="P12">- ablitity(lila)</text:p>
      <text:p text:style-name="P12">- random(fekete)</text:p>
      <text:p text:style-name="P12">- power(zöld)</text:p>
      <text:p text:style-name="P12">- tactic(fehér)</text:p>
      <text:p text:style-name="P12">- tool(piros)</text:p>
      <text:p text:style-name="P12">- <text:span text:style-name="T2">nocost</text:span></text:p>
      <text:p text:style-name="P12"/>
      <text:p text:style-name="P17">Generálódos costok:</text:p>
      <text:p text:style-name="P17"/>
      <text:p text:style-name="P17">- energy: Teljes energiába vagy, bármidet tudod használni. Ahogy fárad úgy lesz kevesebb az energia. <text:span text:style-name="T3">Minden második körben visszakap egyet. (valamennyi körönként visszakap valamennyit). Ebből 20 a max. Ha stunnolva van, akkor abban a körben nem kap. Ez körönként visszakapjon eggyet. </text:span></text:p>
      <text:p text:style-name="P17"/>
      <text:p text:style-name="P17">- <text:span text:style-name="T4">fury: Ez nulláról indul, és a skillei használatával kapja ezeket a pontokat. Ennek pl 5 a max. Körönként ez nem kapódik.</text:span></text:p>
      <text:p text:style-name="P12"/>
      <text:p text:style-name="P1">Skillek/Effektek</text:p>
      <text:p text:style-name="P12"/>
      <text:p text:style-name="P1">Támadás</text:p>
      <text:p text:style-name="P12">- Physical: Egyszerű támadás. DD<text:span text:style-name="T6">(elfogy)</text:span>-re egyenlő sebzést okoz<text:span text:style-name="T5">(ugyan annyit sebez DD-re, mint a skill)</text:span>.</text:p>
      <text:p text:style-name="P12">- <text:span text:style-name="T5">Ability</text:span>: Energia támadás. DD-re egyenlő sebzést okoz. <text:span text:style-name="T5">Physical és ability támadás között az lehet a különbség, hogy a védekező skill, véd-e ellenük, vagy lestunnolja-e ezt a típusú támadást. </text:span></text:p>
      <text:p text:style-name="P12">- <text:span text:style-name="T5">Scourge</text:span>: Olyan támadás, amely minden DD-n és DR-n áttámad, egyenlő sebzést okozva.<text:span text:style-name="T6">(Affliction). Ezt ha rátesszük valakire, semmi nem védi. Skilltől függően legyógyítható magunkról.</text:span></text:p>
      <text:p text:style-name="P12">- Piercing Physical: <text:span text:style-name="T6">A </text:span>DR<text:span text:style-name="T6">(nemfogy el)-en áttámad.</text:span></text:p>
      <text:p text:style-name="P13">- Piercing Innocence: <text:span text:style-name="T6">A </text:span>DR<text:span text:style-name="T6">(nemfogy el)-en áttámad.</text:span></text:p>
      <text:p text:style-name="P13">- Lifesteal effekt: Physical, <text:span text:style-name="T5">Ability</text:span> és <text:span text:style-name="T5">Scourge</text:span> is lehet <text:span text:style-name="T6">ilyen effectel ellátva</text:span>.</text:p>
      <text:p text:style-name="P13"/>
      <text:p text:style-name="P2">Instant kill</text:p>
      <text:p text:style-name="P14">- Általában affliction, de lehet physical és <text:span text:style-name="T5">Ability</text:span> is. Nem redukálható<text:span text:style-name="T7">(gyengíthető). Skilltől függően reflectelhető.</text:span></text:p>
      <text:p text:style-name="P14"/>
      <text:p text:style-name="P3">Stun</text:p>
      <text:p text:style-name="P14">- Full: Mindent skillt lefog <text:span text:style-name="T9">a characternél</text:span>.</text:p>
      <text:p text:style-name="P14">- Részleges: Egy classt, vagy costot stunnol le <text:span text:style-name="T9">a character skillsetjéből</text:span>. (Támadó, védekező, stun skillek etc)</text:p>
      <text:p text:style-name="P14">- Különleges stunok: Melyekből kijönni második vagy harmadik anti effektel lehet. Ezek általában tactical skillek. <text:span text:style-name="T8">Pl. Használjuk ezt a stunn skillt, ilyenkor az ellenfél karakter skillsetje lecserélődik, és azt kell valahány körig használnia, hogy kijöjjön belőle.</text:span></text:p>
      <text:p text:style-name="P14">- <text:span text:style-name="T9">Örök stunn: Végleg lefogja a charactert, azzal a játékban többet nem mozoghat.Ezt nem lehet ignorolni sem. Leszedni lehet csak.</text:span></text:p>
      <text:p text:style-name="P18">- Örök részleges: <text:s/><text:span text:style-name="T1">Egy classt, vagy costot stunnol le </text:span>a character skillsetjéből örökre. <text:span text:style-name="T10">Ezt</text:span> nem lehet ignorolni sem. Leszedni lehet csak.</text:p>
      <text:p text:style-name="P18"/>
      <text:p text:style-name="P5">Védekezés(<text:bookmark-start text:name="__DdeLink__469_693859579"/>invulnerabality<text:bookmark-end text:name="__DdeLink__469_693859579"/>)</text:p>
      <text:p text:style-name="P18">- A szokásos egy körös.</text:p>
      <text:p text:style-name="P18">- Többkörös.</text:p>
      <text:p text:style-name="P18">- Többkörös team.</text:p>
      <text:p text:style-name="P18"><text:soft-page-break/>- <text:span text:style-name="T21">Egykörös team.</text:span></text:p>
      <text:p text:style-name="P18">- Részleges (egy class vagy effekt ellen véd)</text:p>
      <text:p text:style-name="P18">- Egy adott karakter ellen véd. (ritka képesség)</text:p>
      <text:p text:style-name="P18">- <text:span text:style-name="T22">Untargetable egykörös(ezek azok, amiken az invunelrabalitys támadások sem hatnak, mert ki sem tudja jelölni)</text:span></text:p>
      <text:p text:style-name="P18">- <text:span text:style-name="T22">Untargetable többkörös</text:span></text:p>
      <text:p text:style-name="P19">- <text:span text:style-name="T22">Untargetable egykörösteam</text:span></text:p>
      <text:p text:style-name="P19">- <text:span text:style-name="T22">Untargetable többkörös team</text:span></text:p>
      <text:p text:style-name="P18"/>
      <text:p text:style-name="P4">Drain</text:p>
      <text:p text:style-name="P18">- <text:span text:style-name="T12">Random</text:span> elvétel (random): <text:span text:style-name="T11">Costokat úgy vesz el, hogy ő nem kapja meg. Ez raget és energyt nem vehet el. Véletlenszerű, hogy mit fog elvenni(random algoritmus dönti el). </text:span></text:p>
      <text:p text:style-name="P18">- Egy adott szín (nem random): <text:span text:style-name="T11">A skill használatakor tudjuk, hogy az ellenfél mit veszíthet el(csak ha van, ha nincs akkor nem vesz el(pl ha zöldet elvevő <text:s/>skill, de az ellenfélnek nicns, akkor nem vesz el semmit)).</text:span></text:p>
      <text:p text:style-name="P18">- <text:span text:style-name="T11">Rage drain: Adott karakterre rakva, raget vesz el töle.</text:span></text:p>
      <text:p text:style-name="P18">- <text:span text:style-name="T11">Energy drain: Adott karakterre rakva energy-t vesz el.</text:span></text:p>
      <text:p text:style-name="P18"/>
      <text:p text:style-name="P20">Ezekben az esetekben, a skill használó nem kapja meg.</text:p>
      <text:p text:style-name="P20"/>
      <text:p text:style-name="P6">Steal</text:p>
      <text:p text:style-name="P6"/>
      <text:p text:style-name="P22">- <text:span text:style-name="T12">Random</text:span> lopás (random): <text:span text:style-name="T12">Véletlenszerű costot lop el(nem vonatkozik a ragere, és az energyre)</text:span></text:p>
      <text:p text:style-name="P21">- Egy adott szín (nem random): <text:span text:style-name="T12">Egy adott szín lopása.</text:span></text:p>
      <text:p text:style-name="P21">Az az amit ellop azt adja magának.</text:p>
      <text:p text:style-name="P14"/>
      <text:p text:style-name="P3"><text:span text:style-name="T13">Cost</text:span> Increase és Decrease</text:p>
      <text:p text:style-name="P14">- Cost növelés</text:p>
      <text:p text:style-name="P14">- Cost csökkentés</text:p>
      <text:p text:style-name="P14">- Cost csere: <text:span text:style-name="T13">pl lecseréli kékről zöldre</text:span></text:p>
      <text:p text:style-name="P14">- Random costra váltás</text:p>
      <text:p text:style-name="P14"/>
      <text:p text:style-name="P3">Anti<text:span text:style-name="T13">(clean)</text:span> <text:span text:style-name="T13">buffok</text:span></text:p>
      <text:p text:style-name="P14">- Skill visszaadó effekt: <text:span text:style-name="T13">Az összes skill le van fogva stunn miatt, és egy másik karakter ilyen skilljével, ez leszedhető. Ez más mint az összes többi ami itt fel van sorolva.</text:span></text:p>
      <text:p text:style-name="P14">- Mindenre: <text:span text:style-name="T13">Ezt általában nem látják majd, mert semmit nem enged a karakterre akire rakták. Se támadás, se semmi(csak heal meg ilyesmi).</text:span></text:p>
      <text:p text:style-name="P14">- Mindenre kivéve a támadásokra:</text:p>
      <text:p text:style-name="P15">- Friendly skillekre (ally skilleik, társak skillei - heal, teaminv etc): <text:span text:style-name="T13">Az ellenfél a sajátjai álltal nem healelheti azt a karaktert, akin ez van.(Anti decrease-&gt; Az ellenfél a sajátjain nem csökkenthet costot)</text:span></text:p>
      <text:p text:style-name="P14">- Anti stun: <text:span text:style-name="T14">Stun ellen véd csak.</text:span></text:p>
      <text:p text:style-name="P14">- Stunból kijövő effekt (ez általában ignorolja a stunt): <text:span text:style-name="T15">Pl. Van egy karakter, le van foga, akkor ő kap egy olyan skill a skillsetbe, amivel ki tud jönni magától belőle.</text:span></text:p>
      <text:p text:style-name="P14">- Anti drain</text:p>
      <text:p text:style-name="P14">- Anti steal</text:p>
      <text:p text:style-name="P14">- Anti cost increase</text:p>
      <text:p text:style-name="P14">- Anti skillekre (affliction, physical...)</text:p>
      <text:p text:style-name="P14">- Anti instant kill</text:p>
      <text:p text:style-name="P14"/>
      <text:p text:style-name="P3">Heal</text:p>
      <text:p text:style-name="P14">- Normál heal. (Gyógyit 10-et)</text:p>
      <text:p text:style-name="P14"><text:soft-page-break/>- Többkörös heal. </text:p>
      <text:p text:style-name="P14">- Sebzést visszaállító skill. <text:span text:style-name="T16">PL. Felrakunk egy ilyen skillt, ez 3 körög vár, addig minden bekapott támadást feljegyez, és amit az alatt a 3 kör alatt bekap, azt visszaadja a lejárás végén. </text:span></text:p>
      <text:p text:style-name="P14">- Feltámasztó effekt (általában invul lesz a feltámasztás után)</text:p>
      <text:p text:style-name="P14"/>
      <text:p text:style-name="P3">Ignore</text:p>
      <text:p text:style-name="P14">- Invulra: <text:span text:style-name="T17">pl áttámad a védelmen</text:span></text:p>
      <text:p text:style-name="P14">- Védelmekre (DD-DR): <text:span text:style-name="T17">ha van rajta dr vagy dd akkor is az életet veszi</text:span></text:p>
      <text:p text:style-name="P14">- Stackekre: <text:span text:style-name="T17">Stack-&gt; skill erősség növelés. Ezzel a stackből lehet levenni. Teljesen kinullázza a stacket. Ez nem szedi le, csak semlegesíti egy adott támadásig.</text:span></text:p>
      <text:p text:style-name="P14"/>
      <text:p text:style-name="P7">Pajzs</text:p>
      <text:p text:style-name="P14">- DD (Letámadható védelem, az affliction át támad rajta, a physical/innocence támadással arányos a DD effektből való veszteség.)</text:p>
      <text:p text:style-name="P14">- DR (Redukáló védelem physical és/vagy innocence skillek ellen, piercing illetve affliction át támad rajta)</text:p>
      <text:p text:style-name="P14">- AD (absolute defense) az az teljes védelem. Minden skill ellen. Az instant killt nem redukálja. <text:span text:style-name="T18">Ez a piercinget is kivédi.</text:span></text:p>
      <text:p text:style-name="P14"/>
      <text:p text:style-name="P3">Reduction (Redukálás)</text:p>
      <text:p text:style-name="P14">- Lehet DD-t redukálni, ezek lehetnek támadó és védekező skillek is.</text:p>
      <text:p text:style-name="P14">- Lehet DR-t redukálni, ezek lehetnek támadó és védekező skillek is.</text:p>
      <text:p text:style-name="P14">- Lehet AD-t redukálni, ADR az az absolute defense reduction. Lehet támadó vagy védekező skill.</text:p>
      <text:p text:style-name="P14">- Lehet healt is redukálni. (Csökken a gyógyítás)</text:p>
      <text:p text:style-name="P14">- Lehet köröket redukálni vagy növelni. <text:span text:style-name="T19">A skill tovább tart, vagy kevesebb ideig tart(3 kör helyett 2).</text:span></text:p>
      <text:p text:style-name="P14">- Lehet skilleket redukálni (5-tel kevesebbet támad -5 physical)</text:p>
      <text:p text:style-name="P14"/>
      <text:p text:style-name="P3">Effekt lopás</text:p>
      <text:p text:style-name="P14">- DD lopás</text:p>
      <text:p text:style-name="P14">- DR lopás</text:p>
      <text:p text:style-name="P14">- AD lopás</text:p>
      <text:p text:style-name="P14">- Drain lopás</text:p>
      <text:p text:style-name="P14">- Steal lopás</text:p>
      <text:p text:style-name="P14">- Stun lopás (fajták a stunnál*)</text:p>
      <text:p text:style-name="P14">- Cost increase/decrease lopás</text:p>
      <text:p text:style-name="P14">- Heal lopás</text:p>
      <text:p text:style-name="P14">- Skill lopás</text:p>
      <text:p text:style-name="P14">- Invul lopás</text:p>
      <text:p text:style-name="P14"/>
      <text:p text:style-name="P23">Az eredeti skillen ezek már nem lesznek rajta.</text:p>
      <text:p text:style-name="P14"/>
      <text:p text:style-name="P3">Effekt másolás</text:p>
      <text:p text:style-name="P14">Látsd a lopásnál*</text:p>
      <text:p text:style-name="P14"/>
      <text:p text:style-name="P3">Counter</text:p>
      <text:p text:style-name="P14">- Aktiválható társra, magára a karira és ellenfélre.</text:p>
      <text:p text:style-name="P14">- Egy adott effektet vagy class counterel.</text:p>
      <text:p text:style-name="P14">- Egy adott karaktert (különleges effekt): <text:span text:style-name="T20">Pl Allen minden skilljét.</text:span></text:p>
      <text:p text:style-name="P14"/>
      <text:p text:style-name="P3">Reflect</text:p>
      <text:p text:style-name="P14">- Aktiválható társra, magára a karira és ellenfélre.</text:p>
      <text:p text:style-name="P14"><text:soft-page-break/>- Egy adott effektet vagy class reflectel.</text:p>
      <text:p text:style-name="P16">- Egy adott karaktert (különleges effekt): <text:span text:style-name="T20">Pl Allen minden skilljét.</text:span></text:p>
      <text:p text:style-name="P14"/>
      <text:p text:style-name="P8">Item</text:p>
      <text:p text:style-name="P8"/>
      <text:p text:style-name="P24">2 típusa van, aktív és passzív. Minden karakterhez egy aktív és egy passzív item választható. </text:p>
      <text:p text:style-name="P24"/>
      <text:p text:style-name="P25">Aktív item: Egy körben egy karakterrel csak egy skillt vagy egy aktív itemet lehet használni. <text:span text:style-name="T23">Az aktív item az lényegében egy skill, és az is costokba kerül. Olyan item ami energyt vagy rageba kerül olyan nics, csak a default costok. Itemnek is van cd-je, sőt még klasszai is lesz. (Lényegében ez egy hordozható skillként lesz implementálva). </text:span></text:p>
      <text:p text:style-name="P25"/>
      <text:p text:style-name="P9">Karakterek</text:p>
      <text:p text:style-name="P9"/>
      <text:p text:style-name="P26">Maximális élet alapból mindnek 100, passzív itemmel növelhető. </text:p>
      <text:p text:style-name="P26"/>
      <text:p text:style-name="P10">Classok</text:p>
      <text:p text:style-name="P10"/>
      <text:p text:style-name="P27">Skillek csoportosítására szolgálnak, amik a skill effektjeinek típusait írja le. <text:span text:style-name="T24">Két típusa van, fizikai jellege szerinti és aktíválósás szerint.</text:span></text:p>
      <text:p text:style-name="P27"/>
      <text:p text:style-name="P27">- <text:span text:style-name="T24">fizikai jellege szerint lehet: physical, ability, scourge és tactical</text:span></text:p>
      <text:p text:style-name="P27">- <text:span text:style-name="T24">aktíválódás szerint lehet: instant, action, control, passive</text:span></text:p>
      <text:p text:style-name="P27"/>
      <text:p text:style-name="P28">Egy skillnek lehet több fizikai jellege, de csak egy aktíválódása. </text:p>
      <text:p text:style-name="P28">PL. Egy skill, ami fizikai, és scourge, aktíválódás szerint viszont instant. Minden effecthez tartozik egy fizikai jelleg <text:span text:style-name="T25">és egy aktiválódás. Tehát itt ebben a példában a fizikai jellege ez alső effetcnek physical míg a stunnak nincs(ebben az esetben igazodik a többihez, tehát a skillhez nem ad plusz fizikai jelleget). Zoli fogja megadni minden effectnek a fizikai jellegét és az aktiválódás szerinti típusát. </text:span></text:p>
      <text:p text:style-name="P28"/>
      <text:p text:style-name="P11">Costok</text:p>
      <text:p text:style-name="P11"/>
      <text:p text:style-name="P32"><text:span text:style-name="T27">ability </text:span><text:span text:style-name="T28">purple</text:span></text:p>
      <text:p text:style-name="P33"/>
      <text:p text:style-name="P31"><text:span text:style-name="T26">power </text:span><text:span text:style-name="T28">green</text:span></text:p>
      <text:p text:style-name="P33"/>
      <text:p text:style-name="P31"><text:span text:style-name="T26">tactic </text:span><text:span text:style-name="T28">white</text:span></text:p>
      <text:p text:style-name="P33"/>
      <text:p text:style-name="P31"><text:span text:style-name="T26">tool </text:span><text:span text:style-name="T28">red</text:span></text:p>
      <text:p text:style-name="P33"/>
      <text:p text:style-name="P31"><text:span text:style-name="T26">random </text:span><text:span text:style-name="T28">black</text:span></text:p>
      <text:p text:style-name="P30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T17H39M31S</meta:editing-duration>
    <meta:editing-cycles>55</meta:editing-cycles>
    <meta:generator>LibreOffice/6.4.7.2$Linux_X86_64 LibreOffice_project/40$Build-2</meta:generator>
    <dc:date>2022-11-28T20:37:00.406734838</dc:date>
    <meta:document-statistic meta:table-count="0" meta:image-count="0" meta:object-count="0" meta:page-count="4" meta:paragraph-count="123" meta:word-count="1166" meta:character-count="7464" meta:non-whitespace-character-count="6409"/>
    <meta:user-defined meta:name="Info 1"/>
    <meta:user-defined meta:name="Info 2"/>
    <meta:user-defined meta:name="Info 3"/>
    <meta:user-defined meta:name="Info 4"/>
  </office:meta>
</office:document-meta>
</file>